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Iyar 2, 5653</text:p>
      <text:p text:style-name="P4">Date (derived from Gregorian calendar)<text:tab/>April 18, 1893</text:p>
      <text:p text:style-name="P4">Month<text:tab/><text:tab/><text:tab/><text:tab/><text:tab/><text:tab/>April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Dr. Morais/</text:p>
      <text:p text:style-name="P2"><text:tab/>My dear Sir and friend/</text:p>
      <text:p text:style-name="P2"><text:tab/><text:tab/>As would it become me/ to defer longer my writing you on behalf of/ my dear mother and brothers and sisters, to/ express their and my earnest thanks for your/ kindness in attending the funeral services of/ my dear father and for the eulogistic words/ you pronounced over him./</text:p>
      <text:p text:style-name="P2"><text:tab/>What can we sat at such a time?/ <text:s/>Only a "thank you" which springs from our/ very hearts, and which is accompanied with/ a fervent prayer breathed to the throne of/ grace, that although you yesterday touched/ the psalmist's limit of human life, you may/ nevertheless be spared to the years of vigor, aye,/ and beyond, to behold young men of your/ training, step forward to the breach wherein/ you have stood with such honor to yourself/</text:p>
      <text:p text:style-name="P2"/>
      <text:p text:style-name="P2">[Page 2]</text:p>
      <text:p text:style-name="P2">pride to your friends, and glory to your creed,--/ to continue the good fight which you for so many/ <text:soft-page-break/>years have waged, for truth and Historic Judaism./</text:p>
      <text:p text:style-name="P2"><text:tab/>To the keeping of Him in whose right/ hand we trust, we commend you for health, life,/ strength and energy for yet many years./</text:p>
      <text:p text:style-name="P2"><text:tab/>Most sincerely yours/ H Pereira Mendes/</text:p>
      <text:p text:style-name="P2">247 West 45./</text:p>
      <text:p text:style-name="P2"><text:tab/>New York City/</text:p>
      <text:p text:style-name="P2"><text:tab/>Iyar 2. 5653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19:28.42</meta:creation-date>
    <meta:document-statistic meta:table-count="0" meta:image-count="0" meta:object-count="0" meta:page-count="3" meta:paragraph-count="72" meta:word-count="374" meta:character-count="2407"/>
    <dc:date>2011-12-14T12:28:12.13</dc:date>
    <dc:creator>Penn Libraries</dc:creator>
    <meta:editing-duration>PT00H08M43S</meta:editing-duration>
    <meta:editing-cycles>1</meta:editing-cycles>
    <meta:generator>OpenOffice.org/3.2$Win32 OpenOffice.org_project/320m12$Build-9483</meta:generator>
  </office:meta>
</office:document-meta>
</file>